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automatic-styles>
    <style:style style:family="paragraph" style:name="a20d41d" style:parent-style-name="Standard">
      <style:paragraph-properties fo:margin-bottom="4.23mm" fo:margin-top="0.0mm"/>
    </style:style>
    <style:style style:family="table-cell" style:name="adad4f9">
      <style:table-cell-properties fo:border-bottom="0.26mm solid #000000" fo:border-left="none" fo:border-right="0.26mm solid #000000" fo:border-top="none" fo:padding-bottom="0.0mm" fo:padding-left="1.23mm" fo:padding-right="1.23mm" fo:padding-top="0.0mm" style:vertical-align="top"/>
    </style:style>
    <style:style style:family="paragraph" style:name="a89aaf1" style:parent-style-name="Standard">
      <style:paragraph-properties fo:margin-left="12.51mm" fo:margin-right="0.0mm" fo:text-indent="0.0mm"/>
    </style:style>
    <style:style style:family="table-cell" style:name="a5056e9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59fcdb">
      <style:table-row-properties style:row-height="4.23mm"/>
    </style:style>
    <style:style style:family="text" style:name="a54f429" style:parent-style-name="FeldZ">
      <style:text-properties style:font-name-asian="Arial"/>
    </style:style>
    <style:style style:family="paragraph" style:name="adf4e1a" style:parent-style-name="Standard">
      <style:paragraph-properties fo:border-bottom="0.26mm dotted #000000" fo:border-left="none" fo:border-right="none" fo:border-top="none" fo:margin-bottom="0.0mm" fo:margin-left="0.0mm" fo:margin-right="7.5mm" fo:margin-top="10.58mm" fo:padding-bottom="0.35mm" fo:padding-left="0.0mm" fo:padding-right="0.0mm" fo:padding-top="0.0mm" fo:text-indent="0.0mm"/>
      <style:text-properties/>
    </style:style>
    <style:style style:family="table-cell" style:name="ac54828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7abf0a" style:parent-style-name="FeldZ">
      <style:text-properties style:font-name-asian="Arial"/>
    </style:style>
    <style:style style:family="paragraph" style:name="a2f306c" style:parent-style-name="Standard">
      <style:paragraph-properties fo:border-bottom="0.26mm dotted #000000" fo:border-left="none" fo:border-right="none" fo:border-top="none" fo:margin-bottom="0.0mm" fo:margin-left="12.51mm" fo:margin-right="6.26mm" fo:margin-top="10.58mm" fo:padding-bottom="0.35mm" fo:padding-left="0.0mm" fo:padding-right="0.0mm" fo:padding-top="0.0mm" fo:text-indent="0.0mm"/>
      <style:text-properties/>
    </style:style>
    <style:style style:family="table-cell" style:name="a754178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b9a552">
      <style:table-row-properties style:row-height="14.82mm"/>
    </style:style>
    <style:style style:family="text" style:name="a8bf905">
      <style:text-properties fo:font-weight="bold" style:font-weight-asian="bold"/>
    </style:style>
    <style:style style:family="paragraph" style:name="ad212be" style:parent-style-name="Standard">
      <style:paragraph-properties fo:margin-bottom="0.0mm" fo:margin-top="2.12mm"/>
      <style:text-properties/>
    </style:style>
    <style:style style:family="table-cell" style:name="a64c400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f59d28">
      <style:table-row-properties style:row-height="9.17mm"/>
    </style:style>
    <style:style style:family="paragraph" style:list-style-name="WW8Num12" style:name="aa52b73" style:parent-style-name="Standard">
      <style:paragraph-properties fo:margin-bottom="2.12mm" fo:margin-top="2.12mm"/>
    </style:style>
    <style:style style:family="paragraph" style:list-style-name="WW8Num12" style:name="a0c4ee4" style:parent-style-name="Standard">
      <style:paragraph-properties fo:margin-bottom="0.0mm" fo:margin-top="2.12mm"/>
    </style:style>
    <style:style style:family="paragraph" style:list-style-name="WW8Num12" style:name="a5aa63f" style:parent-style-name="Standard">
      <style:paragraph-properties fo:margin-bottom="0.0mm" fo:margin-top="2.12mm"/>
    </style:style>
    <style:style style:family="paragraph" style:list-style-name="WW8Num12" style:name="abd44b0" style:parent-style-name="Standard">
      <style:paragraph-properties fo:margin-bottom="0.0mm" fo:margin-top="2.12mm"/>
    </style:style>
    <style:style style:family="table-cell" style:name="a337478">
      <style:table-cell-properties fo:border-bottom="none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24d7d3">
      <style:table-row-properties style:row-height="9.21mm"/>
    </style:style>
    <style:style style:family="paragraph" style:name="a909d74" style:parent-style-name="Standard">
      <style:paragraph-properties fo:margin-bottom="2.12mm" fo:margin-left="0.0mm" fo:margin-right="0.0mm" fo:margin-top="2.12mm" fo:text-indent="-12.89mm">
        <style:tab-stops>
          <style:tab-stop style:position="1.251cm"/>
        </style:tab-stops>
      </style:paragraph-properties>
    </style:style>
    <style:style style:family="text" style:name="a33b74e">
      <style:text-properties fo:font-weight="bold" style:font-weight-asian="bold"/>
    </style:style>
    <style:style style:family="paragraph" style:name="a450c30" style:parent-style-name="Standard">
      <style:paragraph-properties fo:margin-bottom="2.12mm" fo:margin-top="2.12mm"/>
      <style:text-properties/>
    </style:style>
    <style:style style:family="table-cell" style:name="a4f2100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58a2f9">
      <style:table-row-properties style:row-height="3.0mm"/>
    </style:style>
    <style:style style:family="paragraph" style:name="a3236b5" style:parent-style-name="Standard">
      <style:paragraph-properties fo:margin-bottom="2.12mm" fo:margin-top="2.12mm"/>
    </style:style>
    <style:style style:family="paragraph" style:name="a01a88a" style:parent-style-name="Standard">
      <style:paragraph-properties fo:margin-bottom="0.0mm" fo:margin-top="2.12mm"/>
    </style:style>
    <style:style style:family="table-cell" style:name="a7e0275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4865ff">
      <style:table-row-properties style:row-height="8.47mm"/>
    </style:style>
    <style:style style:family="paragraph" style:name="a5460a5" style:parent-style-name="Standard">
      <style:paragraph-properties fo:margin-bottom="0.0mm" fo:margin-top="2.12mm"/>
    </style:style>
    <style:style style:family="text" style:name="a296e60">
      <style:text-properties style:text-underline-style="solid"/>
    </style:style>
    <style:style style:family="paragraph" style:name="a10f5b4" style:parent-style-name="Standard">
      <style:paragraph-properties fo:margin-bottom="0.0mm" fo:margin-top="2.12mm"/>
      <style:text-properties/>
    </style:style>
    <style:style style:family="table-cell" style:name="a301593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05d077">
      <style:table-row-properties style:row-height="8.47mm"/>
    </style:style>
    <style:style style:family="paragraph" style:name="a3d55f2" style:parent-style-name="Standard">
      <style:paragraph-properties fo:margin-bottom="0.0mm" fo:margin-top="2.12mm"/>
    </style:style>
    <style:style style:family="table-cell" style:name="aaea16a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bd08f9" style:parent-style-name="FeldZ">
      <style:text-properties style:font-name="Arial" style:font-name-complex="Arial"/>
    </style:style>
    <style:style style:family="text" style:name="a40c278" style:parent-style-name="FeldZ">
      <style:text-properties style:font-name="Arial" style:font-name-asian="Arial" style:font-name-complex="Arial"/>
    </style:style>
    <style:style style:family="paragraph" style:name="ad5289e" style:parent-style-name="Standard">
      <style:paragraph-properties fo:border-bottom="0.26mm dotted #000000" fo:border-left="none" fo:border-right="none" fo:border-top="none" fo:margin-bottom="0.0mm" fo:margin-top="2.12mm" fo:padding-bottom="0.35mm" fo:padding-left="0.0mm" fo:padding-right="0.0mm" fo:padding-top="0.0mm" fo:text-align="right"/>
      <style:text-properties/>
    </style:style>
    <style:style style:family="table-cell" style:name="acee9fa">
      <style:table-cell-properties fo:border-bottom="none" fo:border-left="none" fo:border-right="none" fo:border-top="none" fo:padding-bottom="0.0mm" fo:padding-left="1.23mm" fo:padding-right="1.23mm" fo:padding-top="0.0mm" style:vertical-align="top"/>
    </style:style>
    <style:style style:family="paragraph" style:name="af60c5a" style:parent-style-name="Standard">
      <style:paragraph-properties fo:margin-bottom="0.0mm" fo:margin-top="2.12mm">
        <style:tab-stops>
          <style:tab-stop style:position="1.251cm"/>
          <style:tab-stop style:position="5.502cm"/>
          <style:tab-stop style:position="8.502cm"/>
        </style:tab-stops>
      </style:paragraph-properties>
    </style:style>
    <style:style style:family="table-cell" style:name="a688f1d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a07dfa">
      <style:table-row-properties style:row-height="8.47mm"/>
    </style:style>
    <style:style style:family="text" style:name="afdfcd1">
      <style:text-properties fo:font-weight="bold" style:font-weight-asian="bold"/>
    </style:style>
    <style:style style:family="text" style:name="aa457b7">
      <style:text-properties fo:font-weight="bold" style:font-weight-asian="bold"/>
    </style:style>
    <style:style style:family="paragraph" style:name="a3e13fb" style:parent-style-name="Standard">
      <style:paragraph-properties fo:margin-bottom="0.0mm" fo:margin-top="2.12mm"/>
      <style:text-properties/>
    </style:style>
    <style:style style:family="table-cell" style:name="aa15e2e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c10c88">
      <style:table-row-properties style:row-height="8.47mm"/>
    </style:style>
    <style:style style:family="table-cell" style:name="a397636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576095" style:parent-style-name="Standard">
      <style:paragraph-properties fo:margin-bottom="0.0mm" fo:margin-top="2.12mm"/>
    </style:style>
    <style:style style:family="table-cell" style:name="a586fac">
      <style:table-cell-properties fo:border-bottom="0.26mm dotted #000000" fo:border-left="0.26mm dotted #000000" fo:border-right="none" fo:border-top="0.26mm solid #000000" fo:padding-bottom="0.0mm" fo:padding-left="1.23mm" fo:padding-right="1.23mm" fo:padding-top="0.0mm" style:vertical-align="top"/>
    </style:style>
    <style:style style:family="paragraph" style:name="a3cb3dc" style:parent-style-name="Standard">
      <style:paragraph-properties fo:text-align="right"/>
    </style:style>
    <style:style style:family="table-cell" style:name="ad7a3b9">
      <style:table-cell-properties fo:border-bottom="0.26mm dotted #00000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c73cfd">
      <style:table-row-properties style:row-height="0.41mm"/>
    </style:style>
    <style:style style:family="table-cell" style:name="adbd62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4c3575" style:parent-style-name="FeldZ">
      <style:text-properties style:font-name="Arial" style:font-name-complex="Arial"/>
    </style:style>
    <style:style style:family="text" style:name="acf66ce" style:parent-style-name="FeldZ">
      <style:text-properties style:font-name="Arial" style:font-name-asian="Arial" style:font-name-complex="Arial"/>
    </style:style>
    <style:style style:family="text" style:name="abc603e">
      <style:text-properties style:font-name-asian="Arial"/>
    </style:style>
    <style:style style:family="paragraph" style:name="a2b2902" style:parent-style-name="Standard">
      <style:paragraph-properties fo:margin-bottom="2.12mm" fo:margin-top="2.12mm"/>
      <style:text-properties/>
    </style:style>
    <style:style style:family="table-cell" style:name="aa00e7a">
      <style:table-cell-properties fo:border-bottom="0.26mm solid #00000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2a6ce1" style:parent-style-name="Standard">
      <style:paragraph-properties fo:margin-bottom="2.12mm" fo:margin-top="0.0mm" fo:text-align="right"/>
    </style:style>
    <style:style style:family="paragraph" style:name="ad36c9b" style:parent-style-name="Standard">
      <style:paragraph-properties fo:margin-bottom="0.0mm" fo:margin-top="2.12mm" fo:text-align="right"/>
    </style:style>
    <style:style style:family="table-cell" style:name="a8426bc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b991f4">
      <style:table-row-properties style:row-height="8.31mm"/>
    </style:style>
    <style:style style:family="table-cell" style:name="ab8eec5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a2079b" style:parent-style-name="FeldZ">
      <style:text-properties style:font-name="Arial" style:font-name-complex="Arial"/>
    </style:style>
    <style:style style:family="text" style:name="a050c19" style:parent-style-name="FeldZ">
      <style:text-properties style:font-name="Arial" style:font-name-asian="Arial" style:font-name-complex="Arial"/>
    </style:style>
    <style:style style:family="text" style:name="a308309">
      <style:text-properties style:font-name-asian="Arial"/>
    </style:style>
    <style:style style:family="paragraph" style:name="a8c2397" style:parent-style-name="Standard">
      <style:paragraph-properties fo:margin-bottom="0.0mm" fo:margin-top="2.12mm"/>
      <style:text-properties/>
    </style:style>
    <style:style style:family="table-cell" style:name="aa4a3ea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8ab440" style:parent-style-name="Standard">
      <style:paragraph-properties fo:margin-bottom="0.0mm" fo:margin-top="2.12mm" fo:text-align="right"/>
    </style:style>
    <style:style style:family="table-cell" style:name="a9ee3fc">
      <style:table-cell-properties fo:border-bottom="0.26mm solid #80808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d587de">
      <style:table-row-properties style:row-height="8.47mm"/>
    </style:style>
    <style:style style:family="table-cell" style:name="a33d302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71e85d" style:parent-style-name="FeldZ">
      <style:text-properties style:font-name="Arial" style:font-name-complex="Arial"/>
    </style:style>
    <style:style style:family="text" style:name="ad67008" style:parent-style-name="FeldZ">
      <style:text-properties style:font-name="Arial" style:font-name-asian="Arial" style:font-name-complex="Arial"/>
    </style:style>
    <style:style style:family="text" style:name="ac7ff08">
      <style:text-properties style:font-name-asian="Arial"/>
    </style:style>
    <style:style style:family="paragraph" style:name="a7934ab" style:parent-style-name="Standard">
      <style:paragraph-properties fo:margin-bottom="0.0mm" fo:margin-top="2.12mm"/>
      <style:text-properties/>
    </style:style>
    <style:style style:family="table-cell" style:name="ab4847d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a275ff" style:parent-style-name="Standard">
      <style:paragraph-properties fo:margin-bottom="0.0mm" fo:margin-top="2.12mm" fo:text-align="right"/>
    </style:style>
    <style:style style:family="table-cell" style:name="a551534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875a4a">
      <style:table-row-properties style:row-height="8.47mm"/>
    </style:style>
    <style:style style:family="table-cell" style:name="ac457b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5009c5" style:parent-style-name="FeldZ">
      <style:text-properties style:font-name="Arial" style:font-name-complex="Arial"/>
    </style:style>
    <style:style style:family="text" style:name="a75e749" style:parent-style-name="FeldZ">
      <style:text-properties style:font-name="Arial" style:font-name-asian="Arial" style:font-name-complex="Arial"/>
    </style:style>
    <style:style style:family="text" style:name="abb33fb">
      <style:text-properties style:font-name-asian="Arial"/>
    </style:style>
    <style:style style:family="paragraph" style:name="a86e5d8" style:parent-style-name="Standard">
      <style:paragraph-properties fo:margin-bottom="0.0mm" fo:margin-top="2.12mm"/>
      <style:text-properties/>
    </style:style>
    <style:style style:family="table-cell" style:name="a85c293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1c7765" style:parent-style-name="Standard">
      <style:paragraph-properties fo:margin-bottom="0.0mm" fo:margin-top="2.12mm" fo:text-align="right"/>
    </style:style>
    <style:style style:family="table-cell" style:name="a68dd82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ee6fdf">
      <style:table-row-properties style:row-height="8.47mm"/>
    </style:style>
    <style:style style:family="table-cell" style:name="a9b7c0c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ef738e" style:parent-style-name="FeldZ">
      <style:text-properties style:font-name="Arial" style:font-name-complex="Arial"/>
    </style:style>
    <style:style style:family="text" style:name="a88e103" style:parent-style-name="FeldZ">
      <style:text-properties style:font-name="Arial" style:font-name-asian="Arial" style:font-name-complex="Arial"/>
    </style:style>
    <style:style style:family="text" style:name="addea79">
      <style:text-properties style:font-name-asian="Arial"/>
    </style:style>
    <style:style style:family="paragraph" style:name="aa1d025" style:parent-style-name="Standard">
      <style:paragraph-properties fo:margin-bottom="0.0mm" fo:margin-top="2.12mm"/>
      <style:text-properties/>
    </style:style>
    <style:style style:family="table-cell" style:name="a8fb4c6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a64598" style:parent-style-name="Standard">
      <style:paragraph-properties fo:margin-bottom="0.0mm" fo:margin-top="2.12mm" fo:text-align="right"/>
    </style:style>
    <style:style style:family="table-cell" style:name="a4ec73f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a03fd8">
      <style:table-row-properties style:row-height="8.47mm"/>
    </style:style>
    <style:style style:family="table-cell" style:name="a5bfc5a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0ffa5" style:parent-style-name="FeldZ">
      <style:text-properties style:font-name="Arial" style:font-name-complex="Arial"/>
    </style:style>
    <style:style style:family="text" style:name="a10b785" style:parent-style-name="FeldZ">
      <style:text-properties style:font-name="Arial" style:font-name-asian="Arial" style:font-name-complex="Arial"/>
    </style:style>
    <style:style style:family="text" style:name="a4040ac">
      <style:text-properties style:font-name-asian="Arial"/>
    </style:style>
    <style:style style:family="paragraph" style:name="a74b591" style:parent-style-name="Standard">
      <style:paragraph-properties fo:margin-bottom="0.0mm" fo:margin-top="2.12mm"/>
      <style:text-properties/>
    </style:style>
    <style:style style:family="table-cell" style:name="a93990f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f4ce6e" style:parent-style-name="Standard">
      <style:paragraph-properties fo:margin-bottom="0.0mm" fo:margin-top="2.12mm" fo:text-align="right"/>
    </style:style>
    <style:style style:family="table-cell" style:name="a22a507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26c1a9">
      <style:table-row-properties style:row-height="8.47mm"/>
    </style:style>
    <style:style style:family="table-cell" style:name="a7e2731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c6a849" style:parent-style-name="FeldZ">
      <style:text-properties style:font-name="Arial" style:font-name-complex="Arial"/>
    </style:style>
    <style:style style:family="text" style:name="a7c1555" style:parent-style-name="FeldZ">
      <style:text-properties style:font-name="Arial" style:font-name-asian="Arial" style:font-name-complex="Arial"/>
    </style:style>
    <style:style style:family="text" style:name="ae19416">
      <style:text-properties style:font-name-asian="Arial"/>
    </style:style>
    <style:style style:family="paragraph" style:name="ac3e4ad" style:parent-style-name="Standard">
      <style:paragraph-properties fo:margin-bottom="0.0mm" fo:margin-top="2.12mm"/>
      <style:text-properties/>
    </style:style>
    <style:style style:family="table-cell" style:name="a1f7d45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4c9000" style:parent-style-name="Standard">
      <style:paragraph-properties fo:margin-bottom="0.0mm" fo:margin-top="2.12mm" fo:text-align="right"/>
    </style:style>
    <style:style style:family="table-cell" style:name="a722527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ec050e">
      <style:table-row-properties style:row-height="8.47mm"/>
    </style:style>
    <style:style style:family="table-cell" style:name="ae0456d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952633" style:parent-style-name="FeldZ">
      <style:text-properties style:font-name="Arial" style:font-name-complex="Arial"/>
    </style:style>
    <style:style style:family="text" style:name="a6980e8" style:parent-style-name="FeldZ">
      <style:text-properties style:font-name="Arial" style:font-name-asian="Arial" style:font-name-complex="Arial"/>
    </style:style>
    <style:style style:family="text" style:name="a31982d">
      <style:text-properties style:font-name-asian="Arial"/>
    </style:style>
    <style:style style:family="paragraph" style:name="af95404" style:parent-style-name="Standard">
      <style:paragraph-properties fo:margin-bottom="0.0mm" fo:margin-top="2.12mm"/>
      <style:text-properties/>
    </style:style>
    <style:style style:family="table-cell" style:name="a566b6f">
      <style:table-cell-properties fo:border-bottom="0.26mm solid #808080" fo:border-left="0.26mm dotted #000000" fo:border-right="none" fo:border-top="none" fo:padding-bottom="0.0mm" fo:padding-left="1.23mm" fo:padding-right="1.23mm" fo:padding-top="0.0mm" style:vertical-align="top"/>
    </style:style>
    <style:style style:family="paragraph" style:name="a5af85e" style:parent-style-name="Standard">
      <style:paragraph-properties fo:margin-bottom="0.0mm" fo:margin-top="2.12mm" fo:text-align="right"/>
    </style:style>
    <style:style style:family="table-cell" style:name="a219374">
      <style:table-cell-properties fo:border-bottom="0.26mm dotte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17101f">
      <style:table-row-properties style:row-height="8.47mm"/>
    </style:style>
    <style:style style:family="paragraph" style:name="ae14df1" style:parent-style-name="Standard">
      <style:text-properties fo:font-weight="bold" style:font-weight-asian="bold"/>
    </style:style>
    <style:style style:family="table-cell" style:name="afb3b11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5156ea">
      <style:text-properties fo:font-weight="bold" style:font-weight-asian="bold"/>
    </style:style>
    <style:style style:family="paragraph" style:name="ad4b095" style:parent-style-name="Standard">
      <style:paragraph-properties fo:margin-bottom="0.0mm" fo:margin-top="2.12mm"/>
      <style:text-properties/>
    </style:style>
    <style:style style:family="table-cell" style:name="a1b4dec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1edee5">
      <style:table-row-properties style:row-height="8.47mm"/>
    </style:style>
    <style:style style:family="paragraph" style:name="a4b4411" style:parent-style-name="Standard">
      <style:text-properties fo:font-weight="bold" style:font-weight-asian="bold"/>
    </style:style>
    <style:style style:family="table-cell" style:name="a372149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c64984" style:parent-style-name="FeldZ">
      <style:text-properties style:font-name="Arial" style:font-name-complex="Arial"/>
    </style:style>
    <style:style style:family="text" style:name="a241c40" style:parent-style-name="FeldZ">
      <style:text-properties style:font-name="Arial" style:font-name-asian="Arial" style:font-name-complex="Arial"/>
    </style:style>
    <style:style style:family="paragraph" style:name="aca3c94" style:parent-style-name="Standard">
      <style:paragraph-properties fo:margin-bottom="0.0mm" fo:margin-left="12.51mm" fo:margin-right="0.0mm" fo:margin-top="2.12mm" fo:text-indent="0.0mm"/>
      <style:text-properties/>
    </style:style>
    <style:style style:family="table-cell" style:name="a6b77af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a353af">
      <style:table-row-properties style:row-height="10.41mm"/>
    </style:style>
    <style:style style:family="paragraph" style:name="a78c48d" style:parent-style-name="Standard">
      <style:text-properties fo:font-weight="bold" style:font-weight-asian="bold"/>
    </style:style>
    <style:style style:family="table-cell" style:name="a301ec2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159cbc">
      <style:text-properties fo:font-weight="bold" style:font-weight-asian="bold"/>
    </style:style>
    <style:style style:family="paragraph" style:name="a674bd3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able-cell" style:name="aaab8f9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ce95de">
      <style:table-row-properties style:row-height="12.7mm"/>
    </style:style>
    <style:style style:family="paragraph" style:name="ae5120a" style:parent-style-name="Standard">
      <style:text-properties fo:font-weight="bold" style:font-weight-asian="bold"/>
    </style:style>
    <style:style style:family="table-cell" style:name="aef2c3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c66798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1cd43d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a6f864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paragraph" style:name="af14570" style:parent-style-name="Standard">
      <style:paragraph-properties fo:margin-bottom="2.12mm" fo:margin-top="2.12mm">
        <style:tab-stops>
          <style:tab-stop style:position="6.251cm"/>
          <style:tab-stop style:position="13.503cm"/>
        </style:tab-stops>
      </style:paragraph-properties>
    </style:style>
    <style:style style:family="text" style:name="a500d2f">
      <style:text-properties style:font-name-asian="Arial"/>
    </style:style>
    <style:style style:family="text" style:name="aa5bd91">
      <style:text-properties fo:country="US" fo:language="en"/>
    </style:style>
    <style:style style:family="paragraph" style:name="a8fdc25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paragraph" style:name="ac9f6e3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ffc4c3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paragraph" style:name="ad81776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b0e044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e66a63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8a4b51">
      <style:table-row-properties style:row-height="12.7mm"/>
    </style:style>
    <style:style style:family="paragraph" style:name="a2a328f" style:parent-style-name="Standard">
      <style:text-properties fo:font-weight="bold" style:font-weight-asian="bold"/>
    </style:style>
    <style:style style:family="table-cell" style:name="ad5b29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1ac41d">
      <style:text-properties fo:font-size="9.0pt" style:font-size-asian="9.0pt"/>
    </style:style>
    <style:style style:family="text" style:name="ad0fad4">
      <style:text-properties fo:font-weight="bold" style:font-weight-asian="bold"/>
    </style:style>
    <style:style style:family="paragraph" style:name="a0d39a2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ext" style:name="a5d2f3f">
      <style:text-properties fo:font-weight="bold" style:font-weight-asian="bold"/>
    </style:style>
    <style:style style:family="paragraph" style:name="a3c87f8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9f0c1f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729ce0">
      <style:table-row-properties style:row-height="1.31mm"/>
    </style:style>
    <style:style style:family="paragraph" style:name="aa17324" style:parent-style-name="Standard">
      <style:text-properties fo:font-weight="bold" style:font-weight-asian="bold"/>
    </style:style>
    <style:style style:family="table-cell" style:name="a9809e9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a119d6" style:parent-style-name="Standard">
      <style:paragraph-properties fo:margin-bottom="2.12mm" fo:margin-left="12.51mm" fo:margin-right="0.0mm" fo:margin-top="2.12mm" fo:text-indent="0.0mm">
        <style:tab-stops>
          <style:tab-stop style:position="1.251cm"/>
          <style:tab-stop style:position="19.253cm"/>
        </style:tab-stops>
      </style:paragraph-properties>
      <style:text-properties/>
    </style:style>
    <style:style style:family="text" style:name="a69be3c">
      <style:text-properties fo:font-weight="bold" style:font-weight-asian="bold"/>
    </style:style>
    <style:style style:family="text" style:name="a421205">
      <style:text-properties fo:font-weight="bold" style:font-weight-asian="bold"/>
    </style:style>
    <style:style style:family="paragraph" style:name="a7cbf3a" style:parent-style-name="Standard">
      <style:paragraph-properties fo:margin-bottom="2.12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3ea73b">
      <style:text-properties fo:font-weight="bold" style:font-weight-asian="bold"/>
    </style:style>
    <style:style style:family="text" style:name="abfe922">
      <style:text-properties fo:country="GB" fo:font-weight="bold" fo:language="en" style:font-weight-asian="bold"/>
    </style:style>
    <style:style style:family="paragraph" style:name="a22b377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70c620">
      <style:text-properties fo:country="GB" fo:font-weight="bold" fo:language="en" style:font-weight-asian="bold"/>
    </style:style>
    <style:style style:family="text" style:name="aea40cd">
      <style:text-properties fo:country="GB" fo:font-weight="bold" fo:language="en" style:font-weight-asian="bold"/>
    </style:style>
    <style:style style:family="text" style:name="a43bb76">
      <style:text-properties fo:country="GB" fo:font-weight="bold" fo:language="en" style:font-weight-asian="bold"/>
    </style:style>
    <style:style style:family="text" style:name="a354ca7">
      <style:text-properties fo:font-weight="bold" style:font-weight-asian="bold"/>
    </style:style>
    <style:style style:family="paragraph" style:name="a8669aa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980cb7">
      <style:text-properties fo:font-weight="bold" style:font-weight-asian="bold"/>
    </style:style>
    <style:style style:family="paragraph" style:name="aa665e5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0e6cf2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93a7f5">
      <style:table-row-properties style:row-height="12.7mm"/>
    </style:style>
    <style:style style:family="table-cell" style:name="afde109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66698a" style:parent-style-name="Standard">
      <style:paragraph-properties fo:margin-bottom="0.0mm" fo:margin-top="2.12mm"/>
    </style:style>
    <style:style style:family="paragraph" style:name="a815348" style:parent-style-name="Standard">
      <style:paragraph-properties fo:margin-bottom="0.0mm" fo:margin-top="2.12mm"/>
    </style:style>
    <style:style style:family="table-cell" style:name="ae900b9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0b35cb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b8b8d9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18c267" style:parent-style-name="Standard">
      <style:paragraph-properties fo:margin-bottom="0.0mm" fo:margin-left="-1.23mm" fo:margin-right="0.0mm" fo:margin-top="2.12mm" fo:text-align="center" fo:text-indent="0.0mm"/>
    </style:style>
    <style:style style:family="table-cell" style:name="a9a1226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text" style:name="aaa88d4" style:parent-style-name="FeldZ">
      <style:text-properties style:font-name="Arial" style:font-name-complex="Arial"/>
    </style:style>
    <style:style style:family="paragraph" style:name="a0661eb" style:parent-style-name="Standard">
      <style:paragraph-properties fo:margin-bottom="0.0mm" fo:margin-top="2.12mm" fo:text-align="center"/>
      <style:text-properties/>
    </style:style>
    <style:style style:family="table-cell" style:name="a30c9d7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77ca04">
      <style:table-row-properties style:row-height="15.26mm"/>
    </style:style>
    <style:style style:family="table-cell" style:name="a59097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4e2801" style:parent-style-name="Standard">
      <style:paragraph-properties fo:margin-bottom="2.12mm" fo:margin-left="12.51mm" fo:margin-right="0.0mm" fo:margin-top="2.12mm" fo:text-indent="0.0mm"/>
    </style:style>
    <style:style style:family="table-cell" style:name="abcf9c8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813133">
      <style:table-row-properties style:row-height="9.6mm"/>
    </style:style>
    <style:style style:family="paragraph" style:name="a74a223" style:parent-style-name="Standard">
      <style:text-properties fo:font-weight="bold" style:font-weight-asian="bold"/>
    </style:style>
    <style:style style:family="table-cell" style:name="a8ab27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65b7b6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cd1775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4bb562">
      <style:table-row-properties style:row-height="8.47mm"/>
    </style:style>
    <style:style style:family="table-cell" style:name="a2736dd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graphic" style:name="a9ea9d8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y="1.01mm"/>
    </style:style>
    <style:style style:family="paragraph" style:name="ac42585" style:parent-style-name="Standard">
      <style:paragraph-properties fo:line-height="150%" fo:margin-bottom="0.0mm" fo:margin-top="2.12mm">
        <style:tab-stops>
          <style:tab-stop style:position="4.129cm"/>
        </style:tab-stops>
      </style:paragraph-properties>
      <style:text-properties fo:font-size="9.0pt" style:font-size-asian="9.0pt"/>
    </style:style>
    <style:style style:family="paragraph" style:name="afd2546" style:parent-style-name="Standard">
      <style:paragraph-properties fo:margin-bottom="0.0mm" fo:margin-top="2.12mm">
        <style:tab-stops>
          <style:tab-stop style:position="4.129cm"/>
          <style:tab-stop style:position="7.627cm"/>
        </style:tab-stops>
      </style:paragraph-properties>
      <style:text-properties fo:font-weight="bold" style:font-weight-asian="bold"/>
    </style:style>
    <style:style style:family="text" style:name="a8dc49b">
      <style:text-properties fo:font-size="9.0pt" style:font-size-asian="9.0pt"/>
    </style:style>
    <style:style style:family="graphic" style:name="aa76f70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y="1.01mm"/>
    </style:style>
    <style:style style:family="graphic" style:name="af01b81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39.48mm" svg:y="1.01mm"/>
    </style:style>
    <style:style style:family="paragraph" style:name="a127a33" style:parent-style-name="Standard">
      <style:paragraph-properties fo:margin-bottom="0.0mm" fo:margin-top="1.41mm">
        <style:tab-stops>
          <style:tab-stop style:position="4.129cm"/>
        </style:tab-stops>
      </style:paragraph-properties>
      <style:text-properties/>
    </style:style>
    <style:style style:family="paragraph" style:name="af397a3" style:parent-style-name="Standard">
      <style:paragraph-properties fo:margin-bottom="0.0mm" fo:margin-top="2.12mm">
        <style:tab-stops>
          <style:tab-stop style:position="4.129cm"/>
        </style:tab-stops>
      </style:paragraph-properties>
    </style:style>
    <style:style style:family="paragraph" style:name="a0f1bd7" style:parent-style-name="Standard">
      <style:paragraph-properties fo:margin-bottom="0.0mm" fo:margin-top="2.12mm"/>
      <style:text-properties fo:font-size="9.0pt" style:font-size-asian="9.0pt"/>
    </style:style>
    <style:style style:family="paragraph" style:name="aaa41a5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paragraph" style:name="a713f9c" style:parent-style-name="Standard">
      <style:paragraph-properties fo:margin-bottom="0.0mm" fo:margin-top="2.12mm"/>
      <style:text-properties fo:font-size="9.0pt" style:font-size-asian="9.0pt"/>
    </style:style>
    <style:style style:family="paragraph" style:name="ab918a0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ext" style:name="a522a68">
      <style:text-properties fo:font-size="9.0pt" style:font-size-asian="9.0pt"/>
    </style:style>
    <style:style style:family="paragraph" style:name="a905151" style:parent-style-name="Standard">
      <style:paragraph-properties fo:margin-bottom="0.0mm" fo:margin-top="1.76mm"/>
      <style:text-properties/>
    </style:style>
    <style:style style:family="paragraph" style:name="acbec96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able-cell" style:name="afc7068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81e134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paragraph" style:name="adc5c67" style:parent-style-name="Standard">
      <style:text-properties fo:country="US" fo:font-weight="bold" fo:language="en" style:font-weight-asian="bold"/>
    </style:style>
    <style:style style:family="paragraph" style:name="a1dee39" style:parent-style-name="Standard">
      <style:text-properties fo:country="US" fo:font-weight="bold" fo:language="en" style:font-weight-asian="bold"/>
    </style:style>
    <style:style style:family="paragraph" style:name="a5ed4ba" style:parent-style-name="Standard">
      <style:text-properties fo:country="US" fo:font-weight="bold" fo:language="en" style:font-weight-asian="bold"/>
    </style:style>
    <style:style style:family="paragraph" style:name="a935888" style:parent-style-name="Standard">
      <style:text-properties fo:country="US" fo:font-weight="bold" fo:language="en" style:font-weight-asian="bold"/>
    </style:style>
    <style:style style:family="paragraph" style:name="a8978f2" style:parent-style-name="Standard">
      <style:text-properties fo:country="US" fo:font-weight="bold" fo:language="en" style:font-weight-asian="bold"/>
    </style:style>
    <style:style style:family="paragraph" style:name="af9a9c3" style:parent-style-name="Standard">
      <style:text-properties fo:country="US" fo:font-weight="bold" fo:language="en" style:font-weight-asian="bold"/>
    </style:style>
    <style:style style:family="text" style:name="a75f453">
      <style:text-properties fo:font-size="9.0pt" style:font-size-asian="9.0pt"/>
    </style:style>
    <style:style style:family="graphic" style:name="afb9d3f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5mm" svg:y="7.0mm"/>
    </style:style>
    <style:style style:family="graphic" style:name="a94371f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5mm" svg:y="19.0mm"/>
    </style:style>
    <style:style style:family="graphic" style:name="a828ca0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1mm" svg:y="30.71mm"/>
    </style:style>
    <style:style style:family="paragraph" style:name="af4284b" style:parent-style-name="Standard">
      <style:paragraph-properties fo:margin-bottom="0.0mm" fo:margin-top="2.12mm"/>
      <style:text-properties/>
    </style:style>
    <style:style style:family="table-cell" style:name="a9da3ef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a32788">
      <style:table-row-properties style:row-height="48.86mm"/>
    </style:style>
    <style:style style:family="table-cell" style:name="ad88032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3b50cc" style:parent-style-name="Standard">
      <style:text-properties fo:font-weight="bold" style:font-weight-asian="bold"/>
    </style:style>
    <style:style style:family="paragraph" style:name="ac602d6" style:parent-style-name="Standard">
      <style:paragraph-properties fo:margin-bottom="0.0mm" fo:margin-top="2.12mm"/>
      <style:text-properties fo:font-size="9.0pt" style:font-size-asian="9.0pt"/>
    </style:style>
    <style:style style:family="table-cell" style:name="af8f7cb">
      <style:table-cell-properties fo:border-bottom="0.26mm solid #808080" fo:border-left="0.26mm solid #808080" fo:border-right="none" fo:border-top="0.26mm solid #000000" fo:padding-bottom="0.0mm" fo:padding-left="1.23mm" fo:padding-right="1.23mm" fo:padding-top="0.0mm" style:vertical-align="top"/>
    </style:style>
    <style:style style:family="paragraph" style:name="a7d5770" style:parent-style-name="Standard">
      <style:paragraph-properties fo:margin-bottom="2.12mm" fo:margin-top="2.12mm"/>
      <style:text-properties fo:country="US" fo:font-weight="bold" fo:language="en" style:font-weight-asian="bold"/>
    </style:style>
    <style:style style:family="paragraph" style:name="acf830c" style:parent-style-name="Standard">
      <style:text-properties fo:country="US" fo:font-weight="bold" fo:language="en" style:font-weight-asian="bold"/>
    </style:style>
    <style:style style:family="paragraph" style:name="affa8a7" style:parent-style-name="Standard">
      <style:text-properties fo:country="US" fo:font-weight="bold" fo:language="en" style:font-weight-asian="bold"/>
    </style:style>
    <style:style style:family="paragraph" style:name="abeeb79" style:parent-style-name="Standard">
      <style:text-properties fo:country="US" fo:font-weight="bold" fo:language="en" style:font-weight-asian="bold"/>
    </style:style>
    <style:style style:family="paragraph" style:name="ad80c52" style:parent-style-name="Standard">
      <style:text-properties fo:country="US" fo:font-weight="bold" fo:language="en" style:font-weight-asian="bold"/>
    </style:style>
    <style:style style:family="paragraph" style:name="af7eeaa" style:parent-style-name="Standard">
      <style:text-properties fo:country="US" fo:font-weight="bold" fo:language="en" style:font-weight-asian="bold"/>
    </style:style>
    <style:style style:family="paragraph" style:name="af40618" style:parent-style-name="Standard">
      <style:paragraph-properties fo:line-height="150%" fo:margin-bottom="0.0mm" fo:margin-top="2.12mm"/>
      <style:text-properties fo:font-size="9.0pt" style:font-size-asian="9.0pt"/>
    </style:style>
    <style:style style:family="table-cell" style:name="a7bb74a">
      <style:table-cell-properties fo:border-bottom="0.26mm solid #80808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6ce312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cda043">
      <style:text-properties fo:font-weight="bold" style:font-weight-asian="bold"/>
    </style:style>
    <style:style style:family="text" style:name="a48604e">
      <style:text-properties fo:font-weight="bold" style:font-weight-asian="bold"/>
    </style:style>
    <style:style style:family="paragraph" style:name="ae804a5" style:parent-style-name="Standard">
      <style:paragraph-properties>
        <style:tab-stops>
          <style:tab-stop style:position="0.751cm"/>
        </style:tab-stops>
      </style:paragraph-properties>
      <style:text-properties/>
    </style:style>
    <style:style style:family="table-cell" style:name="aacc933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01076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814210">
      <style:text-properties fo:font-weight="bold" style:font-weight-asian="bold"/>
    </style:style>
    <style:style style:family="paragraph" style:name="a472384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ext" style:name="a618669">
      <style:text-properties fo:font-weight="bold" style:font-weight-asian="bold"/>
    </style:style>
    <style:style style:family="paragraph" style:name="ac065eb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able-cell" style:name="a6441cc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f7b08f">
      <style:table-row-properties style:row-height="10.53mm"/>
    </style:style>
    <style:style style:family="table-column" style:name="ab79539">
      <style:table-column-properties style:rel-column-width="1*"/>
    </style:style>
    <style:style style:family="table-column" style:name="a628e57">
      <style:table-column-properties style:rel-column-width="33*"/>
    </style:style>
    <style:style style:family="table-column" style:name="a17926c">
      <style:table-column-properties style:rel-column-width="1*"/>
    </style:style>
    <style:style style:family="table-column" style:name="a1535a2">
      <style:table-column-properties style:rel-column-width="6*"/>
    </style:style>
    <style:style style:family="table-column" style:name="ab9b984">
      <style:table-column-properties style:rel-column-width="3*"/>
    </style:style>
    <style:style style:family="table-column" style:name="aca97eb">
      <style:table-column-properties style:rel-column-width="7*"/>
    </style:style>
    <style:style style:family="table-column" style:name="a5e14fd">
      <style:table-column-properties style:rel-column-width="1*"/>
    </style:style>
    <style:style style:family="table-column" style:name="ac10a8e">
      <style:table-column-properties style:rel-column-width="10*"/>
    </style:style>
    <style:style style:family="table-column" style:name="abdaacb">
      <style:table-column-properties style:rel-column-width="6*"/>
    </style:style>
    <style:style style:family="table-column" style:name="ae26dbe">
      <style:table-column-properties style:rel-column-width="3*"/>
    </style:style>
    <style:style style:family="table-column" style:name="ac5e125">
      <style:table-column-properties style:rel-column-width="7*"/>
    </style:style>
    <style:style style:family="table-column" style:name="afdfc37">
      <style:table-column-properties style:rel-column-width="23*"/>
    </style:style>
    <style:style style:family="table" style:name="ac46850">
      <style:table-properties fo:margin-left="-1.36mm" style:width="17.776cm" table:align="left"/>
    </style:style>
    <style:style style:family="paragraph" style:name="a0b5f43" style:parent-style-name="Heading_20_1">
      <style:paragraph-properties/>
    </style:style>
    <text:list-style style:name="WW8StyleNum">
      <text:list-level-style-bullet text:bullet-char="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1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2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0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StyleNum1">
      <text:list-level-style-number style:num-format="1" style:num-suffix=")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">
      <text:list-level-style-number style:num-format="1" style:num-suffix="." text:display-levels="1" text:level="1" text:start-value="4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2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5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4">
      <text:list-level-style-number style:num-format="1" style:num-suffix="." text:display-levels="1" text:level="1" text:start-value="78">
        <style:list-level-properties text:list-level-position-and-space-mode="label-alignment">
          <style:list-level-label-alignment fo:margin-left="18.79mm" fo:text-indent="-12.44mm" text:label-followed-by="listtab" text:list-tab-stop-position="18.7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7">
      <text:list-level-style-bullet text:bullet-char="" text:level="1">
        <style:list-level-properties text:list-level-position-and-space-mode="label-alignment">
          <style:list-level-label-alignment fo:margin-left="26.0mm" fo:text-indent="-7.99mm" text:label-followed-by="listtab" text:list-tab-stop-position="2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9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4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8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style:style style:family="text" style:name="ab414c5">
      <style:text-properties fo:country="US" fo:language="en" style:font-name-asian="Arial"/>
    </style:style>
    <style:style style:family="paragraph" style:name="a9192c9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</office:automatic-styles>
  <office:body>
    <office:text>
      <text:p text:style-name="a0b5f43">Formblatt Anzeige einer Änderung</text:p>
      <table:table table:style-name="ac46850">
        <table:table-column table:style-name="afdfc37"/>
        <table:table-column table:style-name="ac5e125"/>
        <table:table-column table:style-name="ae26dbe"/>
        <table:table-column table:style-name="abdaacb"/>
        <table:table-column table:style-name="ac10a8e"/>
        <table:table-column table:style-name="a5e14fd"/>
        <table:table-column table:style-name="aca97eb"/>
        <table:table-column table:style-name="ab9b984"/>
        <table:table-column table:style-name="a1535a2"/>
        <table:table-column table:style-name="a17926c"/>
        <table:table-column table:style-name="a628e57"/>
        <table:table-column table:style-name="ab79539"/>
        <table:table-row table:style-name="af7b08f">
          <table:table-cell table:number-columns-spanned="11" table:style-name="a6441cc">
            <text:p text:style-name="ac065eb"><text:s/><text:span text:style-name="a618669">Anzeige nach § 15 Abs. 1 BImSchG<text:s/></text:span></text:p>
            <text:p text:style-name="a472384"><text:s/><text:span text:style-name="a814210">Anzeige gemäß § 4 Abs. 5 TEHG<text:s/></text:span></text:p>
          </table:table-cell>
          <table:table-cell table:style-name="a01076b">
            <text:p text:style-name="Standard"/>
          </table:table-cell>
        </table:table-row>
        <table:table-row>
          <table:table-cell table:number-columns-spanned="11" table:style-name="aacc933">
            <text:p text:style-name="ae804a5"><text:span text:style-name="a48604e">1.</text:span><text:s/><text:tab/><text:span text:style-name="acda043">Genehmigungsbehörde / Betreiber/in</text:span><text:s/></text:p>
          </table:table-cell>
          <table:table-cell table:style-name="a6ce312">
            <text:p text:style-name="Standard"/>
          </table:table-cell>
        </table:table-row>
        <table:table-row>
          <table:table-cell table:number-columns-spanned="5" table:style-name="a7bb74a">
            <text:p text:style-name="af40618">Anschrift der Genehmigungsbehörde</text:p>
            <text:p text:style-name="af7eeaa"/>
            <text:p text:style-name="ad80c52"/>
            <text:p text:style-name="abeeb79"/>
            <text:p text:style-name="affa8a7"/>
            <text:p text:style-name="acf830c"/>
            <text:p text:style-name="a7d5770"/>
          </table:table-cell>
          <table:table-cell table:number-columns-spanned="6" table:style-name="af8f7cb">
            <text:p text:style-name="ac602d6">Eingangsvermerk der Genehmigungsbehörde</text:p>
            <text:p text:style-name="a3b50cc"/>
          </table:table-cell>
          <table:table-cell table:style-name="ad88032">
            <text:p text:style-name="Standard"/>
          </table:table-cell>
        </table:table-row>
        <table:table-row table:style-name="aa32788">
          <table:table-cell table:number-columns-spanned="5" table:style-name="a9da3ef">
            <text:p text:style-name="af4284b"><draw:frame draw:style-name="a828ca0" draw:z-index="2" svg:height="0.03mm" svg:width="76.23mm" svg:x="86.71mm" svg:y="30.71mm" text:anchor-type="paragraph"><draw:text-box><text:p/></draw:text-box></draw:frame><draw:frame draw:style-name="a94371f" draw:z-index="1" svg:height="0.03mm" svg:width="76.23mm" svg:x="86.75mm" svg:y="19.0mm" text:anchor-type="paragraph"><draw:text-box><text:p/></draw:text-box></draw:frame><draw:frame draw:style-name="afb9d3f" svg:height="0.03mm" svg:width="76.23mm" svg:x="86.75mm" svg:y="7.0mm" text:anchor-type="paragraph"><draw:text-box><text:p/></draw:text-box></draw:frame><text:span text:style-name="a75f453">Name/Anschrift des Anlagenbetreibers / der Anlagen-betreiberin</text:span><text:s/></text:p>
            <text:p text:style-name="af9a9c3"/>
            <text:p text:style-name="a8978f2"/>
            <text:p text:style-name="a935888"/>
            <text:p text:style-name="a5ed4ba"/>
            <text:p text:style-name="a1dee39"/>
            <text:p text:style-name="adc5c67"/>
            <text:p text:style-name="a81e134"/>
          </table:table-cell>
          <table:table-cell table:number-columns-spanned="6" table:style-name="afc7068">
            <text:p text:style-name="acbec96"/>
            <text:p text:style-name="a905151"><text:span text:style-name="a522a68">Geschäftszeichen des Betreibers / der Betreiberin</text:span><text:s/></text:p>
            <text:p text:style-name="ab918a0"/>
            <text:p text:style-name="a713f9c">Abteilung</text:p>
            <text:p text:style-name="aaa41a5"/>
            <text:p text:style-name="a0f1bd7">Bearbeiter/Ansprechpartner</text:p>
            <text:p text:style-name="af397a3"><text:tab/></text:p>
            <text:p text:style-name="a127a33"><draw:frame draw:style-name="af01b81" draw:z-index="4" svg:height="0.03mm" svg:width="35.59mm" svg:x="39.48mm" svg:y="1.01mm" text:anchor-type="paragraph"><draw:text-box><text:p/></draw:text-box></draw:frame><draw:frame draw:style-name="aa76f70" draw:z-index="3" svg:height="0.03mm" svg:width="33.05mm" svg:y="1.01mm" text:anchor-type="paragraph"><draw:text-box><text:p/></draw:text-box></draw:frame><text:span text:style-name="a8dc49b">Telefon<text:tab/>Telefax</text:span><text:s/></text:p>
            <text:p text:style-name="afd2546"/>
            <text:p text:style-name="ac42585"><draw:frame draw:style-name="a9ea9d8" draw:z-index="5" svg:height="0.03mm" svg:width="76.23mm" svg:y="1.01mm" text:anchor-type="paragraph"><draw:text-box><text:p/></draw:text-box></draw:frame>E-Mail</text:p>
          </table:table-cell>
          <table:table-cell table:style-name="a2736dd">
            <text:p text:style-name="Standard"/>
          </table:table-cell>
        </table:table-row>
        <table:table-row table:style-name="a4bb562">
          <table:table-cell table:number-columns-spanned="11" table:style-name="acd1775">
            <text:p text:style-name="a65b7b6">2.<text:tab/>Bezeichnung/Zweck der Anlage in Anlehnung an die 4. BImSchV</text:p>
          </table:table-cell>
          <table:table-cell table:style-name="a8ab274">
            <text:p text:style-name="a74a223"/>
          </table:table-cell>
        </table:table-row>
        <table:table-row table:style-name="a813133">
          <table:table-cell table:number-columns-spanned="11" table:style-name="abcf9c8">
            <text:p text:style-name="a4e2801"/>
          </table:table-cell>
          <table:table-cell table:style-name="a59097f">
            <text:p text:style-name="Standard"/>
          </table:table-cell>
        </table:table-row>
        <table:table-row table:style-name="a77ca04">
          <table:table-cell table:style-name="a30c9d7">
            <text:p text:style-name="a0661eb">Nr.:<text:s/><text:span text:style-name="aaa88d4"><text:s/><text:s text:c="4"/></text:span></text:p>
          </table:table-cell>
          <table:table-cell table:number-columns-spanned="7" table:style-name="a9a1226">
            <text:p text:style-name="a18c267">des Anhangs 1 der 4. BImSchV</text:p>
          </table:table-cell>
          <table:table-cell table:style-name="ab8b8d9">
            <text:p text:style-name="a0b35cb"/>
          </table:table-cell>
          <table:table-cell table:number-columns-spanned="2" table:style-name="ae900b9">
            <text:p text:style-name="a815348">Anlage gemäß RL 2010/75/EU<text:s/></text:p>
            <text:p text:style-name="a66698a">(IE-Anlage)</text:p>
          </table:table-cell>
          <table:table-cell table:style-name="afde109">
            <text:p text:style-name="Standard"/>
          </table:table-cell>
        </table:table-row>
        <table:table-row table:style-name="a93a7f5">
          <table:table-cell table:number-columns-spanned="11" table:style-name="a0e6cf2">
            <text:p text:style-name="aa665e5"><text:span text:style-name="a980cb7">3.<text:tab/>Folgende Genehmigungen, Erlaubnisse, Ausnahmen etc. werden / wurden bei anderen Behörden beantragt:</text:span><text:s/></text:p>
            <text:p text:style-name="a8669aa"><text:span text:style-name="a354ca7"><text:tab/></text:span><text:s/><text:span text:style-name="a43bb76">§§ 54, 64 HBO<text:tab/><text:s/><text:s/></text:span>§<text:span text:style-name="aea40cd"> 63 WHG<text:tab/><text:s/><text:s/>§</text:span> <text:span text:style-name="a70c620">41 Abs. 1 HWG<text:s/></text:span></text:p>
            <text:p text:style-name="a22b377"><text:span text:style-name="abfe922"><text:tab/></text:span><text:s/><text:span text:style-name="a3ea73b">§ 13 Abs. 1 Nr. 1 BetrSichV (Dampfkesselanlagen)<text:s/></text:span></text:p>
            <text:p text:style-name="a7cbf3a"><text:span text:style-name="a421205"><text:tab/></text:span><text:s/><text:span text:style-name="a69be3c">§ 13 Abs. 1 Nr. 3 BetrSichV (Anlagen mit leicht- / hochentzündlichen Flüssigkeiten)<text:s/></text:span></text:p>
            <text:p text:style-name="aa119d6"><text:s/></text:p>
          </table:table-cell>
          <table:table-cell table:style-name="a9809e9">
            <text:p text:style-name="aa17324"/>
          </table:table-cell>
        </table:table-row>
        <table:table-row table:style-name="a729ce0">
          <table:table-cell table:number-columns-spanned="11" table:style-name="a9f0c1f">
            <text:p text:style-name="a3c87f8"><text:span text:style-name="a5d2f3f">4.<text:tab/>Datum, Behörde und Geschäftszeichen der letzten Genehmigung(en) nach §§ 4 und 16 bzw. Anzeige nach § 67 Abs. 2 BImSchG, auf die sich die geplante Änderung bezieht</text:span><text:s/></text:p>
            <text:p text:style-name="a0d39a2"><text:span text:style-name="ad0fad4"><text:tab/></text:span><text:span text:style-name="a1ac41d">(Bereits vorliegende Anzeigen, Genehmigungen, Erlaubnisse u.ä. werden in Bezug genommen. Sie sind im beigefügten Formular 1/2<text:s/><text:s/>„Genehmigungsbestand der gesamten Anlage“ vollständig aufgelistet.)</text:span><text:s/></text:p>
          </table:table-cell>
          <table:table-cell table:style-name="ad5b294">
            <text:p text:style-name="a2a328f"/>
          </table:table-cell>
        </table:table-row>
        <table:table-row table:style-name="a8a4b51">
          <table:table-cell table:number-columns-spanned="3" table:style-name="ae66a63">
            <text:p text:style-name="ab0e044">Behörde</text:p>
            <text:p text:style-name="ad81776"/>
          </table:table-cell>
          <table:table-cell table:number-columns-spanned="7" table:style-name="affc4c3">
            <text:p text:style-name="ac9f6e3">Aktenzeichen</text:p>
            <text:p text:style-name="a8fdc25"><text:span text:style-name="ab414c5">SO</text:span></text:p>
            <text:p text:style-name="a9192c9"><text:span text:style-name="ab414c5">S</text:span><text:s/></text:p>
            <text:p text:style-name="af14570"/>
          </table:table-cell>
          <table:table-cell table:style-name="aa6f864">
            <text:p text:style-name="a1cd43d">Datum</text:p>
            <text:p text:style-name="ac66798"/>
          </table:table-cell>
          <table:table-cell table:style-name="aef2c3f">
            <text:p text:style-name="ae5120a"/>
          </table:table-cell>
        </table:table-row>
        <table:table-row table:style-name="ace95de">
          <table:table-cell table:number-columns-spanned="11" table:style-name="aaab8f9">
            <text:p text:style-name="a674bd3"><text:span text:style-name="a159cbc">5.<text:tab/>Genauere Eingrenzungen des Anzeigegegenstandes (Projekts) unter Angabe der besonderen Merkmale der Anlage/Anlagenänderung (Kapazität, Leistung, Betriebsweise, Betriebszeiten, Typ, Lage etc.)</text:span><text:s/></text:p>
          </table:table-cell>
          <table:table-cell table:style-name="a301ec2">
            <text:p text:style-name="a78c48d"/>
          </table:table-cell>
        </table:table-row>
        <table:table-row table:style-name="aa353af">
          <table:table-cell table:number-columns-spanned="11" table:style-name="a6b77af">
            <text:p text:style-name="aca3c94"><text:span text:style-name="a241c40"><text:s/><text:s text:c="3"/></text:span><text:span text:style-name="ac64984"><text:s/></text:span></text:p>
          </table:table-cell>
          <table:table-cell table:style-name="a372149">
            <text:p text:style-name="a4b4411"/>
          </table:table-cell>
        </table:table-row>
        <table:table-row table:style-name="a1edee5">
          <table:table-cell table:number-columns-spanned="11" table:style-name="a1b4dec">
            <text:p text:style-name="ad4b095"><text:span text:style-name="a5156ea">6.<text:tab/>Angaben zum Standort</text:span><text:s/></text:p>
          </table:table-cell>
          <table:table-cell table:style-name="afb3b11">
            <text:p text:style-name="ae14df1"/>
          </table:table-cell>
        </table:table-row>
        <table:table-row table:style-name="a17101f">
          <table:table-cell table:number-columns-spanned="2" table:style-name="a219374">
            <text:p text:style-name="a5af85e">Werk/Betrieb:</text:p>
          </table:table-cell>
          <table:table-cell table:number-columns-spanned="9" table:style-name="a566b6f">
            <text:p text:style-name="af95404"><text:span text:style-name="a31982d"><text:s/></text:span><text:span text:style-name="a6980e8"><text:s/><text:s text:c="3"/></text:span><text:span text:style-name="a952633"><text:s/></text:span></text:p>
          </table:table-cell>
          <table:table-cell table:style-name="ae0456d">
            <text:p text:style-name="Standard"/>
          </table:table-cell>
        </table:table-row>
        <table:table-row table:style-name="aec050e">
          <table:table-cell table:number-columns-spanned="2" table:style-name="a722527">
            <text:p text:style-name="a4c9000">Straße, Hausnummer:</text:p>
          </table:table-cell>
          <table:table-cell table:number-columns-spanned="9" table:style-name="a1f7d45">
            <text:p text:style-name="ac3e4ad"><text:span text:style-name="ae19416"><text:s/></text:span><text:span text:style-name="a7c1555"><text:s/><text:s text:c="3"/></text:span><text:span text:style-name="ac6a849"><text:s/></text:span></text:p>
          </table:table-cell>
          <table:table-cell table:style-name="a7e2731">
            <text:p text:style-name="Standard"/>
          </table:table-cell>
        </table:table-row>
        <table:table-row table:style-name="a26c1a9">
          <table:table-cell table:number-columns-spanned="2" table:style-name="a22a507">
            <text:p text:style-name="af4ce6e">Postleitzahl, Ort:</text:p>
          </table:table-cell>
          <table:table-cell table:number-columns-spanned="9" table:style-name="a93990f">
            <text:p text:style-name="a74b591"><text:span text:style-name="a4040ac"><text:s/></text:span><text:span text:style-name="a10b785"><text:s/><text:s text:c="3"/></text:span><text:span text:style-name="ab0ffa5"><text:s/></text:span></text:p>
          </table:table-cell>
          <table:table-cell table:style-name="a5bfc5a">
            <text:p text:style-name="Standard"/>
          </table:table-cell>
        </table:table-row>
        <table:table-row table:style-name="aa03fd8">
          <table:table-cell table:number-columns-spanned="2" table:style-name="a4ec73f">
            <text:p text:style-name="aa64598">Kreis/kreisfreie Stadt:</text:p>
          </table:table-cell>
          <table:table-cell table:number-columns-spanned="9" table:style-name="a8fb4c6">
            <text:p text:style-name="aa1d025"><text:span text:style-name="addea79"><text:s/></text:span><text:span text:style-name="a88e103"><text:s/><text:s text:c="3"/></text:span><text:span text:style-name="aef738e"><text:s/></text:span></text:p>
          </table:table-cell>
          <table:table-cell table:style-name="a9b7c0c">
            <text:p text:style-name="Standard"/>
          </table:table-cell>
        </table:table-row>
        <table:table-row table:style-name="aee6fdf">
          <table:table-cell table:number-columns-spanned="2" table:style-name="a68dd82">
            <text:p text:style-name="a1c7765">Gemarkung:</text:p>
          </table:table-cell>
          <table:table-cell table:number-columns-spanned="9" table:style-name="a85c293">
            <text:p text:style-name="a86e5d8"><text:span text:style-name="abb33fb"><text:s/></text:span><text:span text:style-name="a75e749"><text:s/><text:s text:c="3"/></text:span><text:span text:style-name="a5009c5"><text:s/></text:span></text:p>
          </table:table-cell>
          <table:table-cell table:style-name="ac457bf">
            <text:p text:style-name="Standard"/>
          </table:table-cell>
        </table:table-row>
        <table:table-row table:style-name="a875a4a">
          <table:table-cell table:number-columns-spanned="2" table:style-name="a551534">
            <text:p text:style-name="aa275ff">Flur:</text:p>
          </table:table-cell>
          <table:table-cell table:number-columns-spanned="9" table:style-name="ab4847d">
            <text:p text:style-name="a7934ab"><text:span text:style-name="ac7ff08"><text:s/></text:span><text:span text:style-name="ad67008"><text:s/><text:s text:c="3"/></text:span><text:span text:style-name="a71e85d"><text:s/></text:span></text:p>
          </table:table-cell>
          <table:table-cell table:style-name="a33d302">
            <text:p text:style-name="Standard"/>
          </table:table-cell>
        </table:table-row>
        <table:table-row table:style-name="ad587de">
          <table:table-cell table:number-columns-spanned="2" table:style-name="a9ee3fc">
            <text:p text:style-name="a8ab440">Flurstück:</text:p>
          </table:table-cell>
          <table:table-cell table:number-columns-spanned="9" table:style-name="aa4a3ea">
            <text:p text:style-name="a8c2397"><text:span text:style-name="a308309"><text:s/></text:span><text:span text:style-name="a050c19"><text:s/><text:s text:c="3"/></text:span><text:span text:style-name="aa2079b"><text:s/></text:span></text:p>
          </table:table-cell>
          <table:table-cell table:style-name="ab8eec5">
            <text:p text:style-name="Standard"/>
          </table:table-cell>
        </table:table-row>
        <table:table-row table:style-name="ab991f4">
          <table:table-cell table:number-columns-spanned="2" table:style-name="a8426bc">
            <text:p text:style-name="ad36c9b">Gebäudebezeichnung</text:p>
            <text:p text:style-name="a2a6ce1">gem. Werks-/Lageplan</text:p>
          </table:table-cell>
          <table:table-cell table:number-columns-spanned="9" table:style-name="aa00e7a">
            <text:p text:style-name="a2b2902"><text:span text:style-name="abc603e"><text:s/></text:span><text:span text:style-name="acf66ce"><text:s/><text:s text:c="3"/></text:span><text:span text:style-name="a4c3575"><text:s/></text:span></text:p>
          </table:table-cell>
          <table:table-cell table:style-name="adbd62b">
            <text:p text:style-name="Standard"/>
          </table:table-cell>
        </table:table-row>
        <table:table-row table:style-name="ac73cfd">
          <table:table-cell table:number-columns-spanned="2" table:style-name="ad7a3b9">
            <text:p text:style-name="a3cb3dc">:</text:p>
          </table:table-cell>
          <table:table-cell table:number-columns-spanned="9" table:style-name="a586fac">
            <text:p text:style-name="a576095"/>
          </table:table-cell>
          <table:table-cell table:style-name="a397636">
            <text:p text:style-name="Standard"/>
          </table:table-cell>
        </table:table-row>
        <table:table-row table:style-name="ac10c88">
          <table:table-cell table:number-columns-spanned="12" table:style-name="aa15e2e">
            <text:p text:style-name="a3e13fb"><text:span text:style-name="aa457b7">7.</text:span><text:s/><text:tab/><text:span text:style-name="afdfcd1">Die Gesamtkosten (Gesamtbaukosten und Einrichtungskosten) werden voraussichtlich</text:span><text:s/></text:p>
          </table:table-cell>
        </table:table-row>
        <table:table-row table:style-name="aa07dfa">
          <table:table-cell table:number-columns-spanned="4" table:style-name="a688f1d">
            <text:p text:style-name="af60c5a"/>
          </table:table-cell>
          <table:table-cell table:number-columns-spanned="3" table:style-name="acee9fa">
            <text:p text:style-name="ad5289e"><text:span text:style-name="a40c278"><text:s/><text:s text:c="3"/></text:span><text:span text:style-name="abd08f9"><text:s/></text:span></text:p>
          </table:table-cell>
          <table:table-cell table:number-columns-spanned="5" table:style-name="aaea16a">
            <text:p text:style-name="a3d55f2">Euro betragen.</text:p>
          </table:table-cell>
        </table:table-row>
        <table:table-row table:style-name="a05d077">
          <table:table-cell table:number-columns-spanned="12" table:style-name="a301593">
            <text:p text:style-name="a10f5b4"><text:tab/>In diesen Kosten ist die Umsatzsteuer/Mehrwertsteuer<text:s/><text:span text:style-name="a296e60">nicht</text:span><text:s/>enthalten.</text:p>
            <text:p text:style-name="a5460a5"/>
          </table:table-cell>
        </table:table-row>
        <table:table-row table:style-name="a4865ff">
          <table:table-cell table:number-columns-spanned="12" table:style-name="a7e0275">
            <text:p text:style-name="a01a88a"><text:tab/>Registriertes Unternehmen nach EMAS<text:tab/><text:s/><text:tab/><text:s/>ja<text:tab/><text:s/><text:tab/><text:s/>nein</text:p>
            <text:p text:style-name="a3236b5"><text:tab/>Datum der letzten Standorteintragung<text:tab/><text:s/><text:tab/></text:p>
          </table:table-cell>
        </table:table-row>
        <table:table-row table:style-name="a58a2f9">
          <table:table-cell table:number-columns-spanned="12" table:style-name="a4f2100">
            <text:p text:style-name="a450c30"><text:span text:style-name="a33b74e">8.<text:tab/>Dem Antrag sind folgende Unterlagen gemäß § 15 i.V.m § 10 Abs. 1 Satz 2 BImSchG beizufügen</text:span>:</text:p>
            <text:p text:style-name="a909d74">.</text:p>
          </table:table-cell>
        </table:table-row>
        <table:table-row table:style-name="a24d7d3">
          <table:table-cell table:number-columns-spanned="12" table:style-name="a337478">
            <text:list text:continue-numbering="true" text:style-name="WW8Num12" xml:id="list4209924048693283938">
              <text:list-item>
                <text:p text:style-name="abd44b0">Formular 1/2<text:s/><text:s/>„Genehmigungsbestand der gesamten Anlage“</text:p>
              </text:list-item>
            </text:list>
            <text:list text:continue-numbering="true" text:style-name="WW8Num12" xml:id="list4209924048693283938">
              <text:list-item>
                <text:p text:style-name="a5aa63f">Textliche Beschreibung der geplanten Änderungen<text:s/></text:p>
              </text:list-item>
            </text:list>
            <text:list text:continue-numbering="true" text:style-name="WW8Num12" xml:id="list4209924048693283938">
              <text:list-item>
                <text:p text:style-name="a0c4ee4">Vorher-Nachher-Darstellung der geplanten Änderung unter Nutzung der entsprechenden Formulare des Genehmigungsverfahrens (z.B. Formular 8/1 zur Darstellung der Emissionssituation oder Formular 13/1 „Schallquellen / Ausbreitungsbedingungen“). Der Vorher-Nachher-Vergleich erleichtert die Beurteilung, ob die durch die Änderung hervorgerufenen nachteiligen Auswirkungen offensichtlich gering sind. Dabei sind nur tatsächlich von der geplanten Änderung betroffene Formulare vorzulegen.<text:s/></text:p>
              </text:list-item>
            </text:list>
            <text:list text:continue-numbering="true" text:style-name="WW8Num12" xml:id="list4209924048693283938">
              <text:list-item>
                <text:p text:style-name="aa52b73">Beschreibung der Auswirkungen der geplanten Änderung auf die Schutzgüter des BImSchG</text:p>
              </text:list-item>
            </text:list>
          </table:table-cell>
        </table:table-row>
        <table:table-row table:style-name="af59d28">
          <table:table-cell table:number-columns-spanned="12" table:style-name="a64c400">
            <text:p text:style-name="ad212be"><text:span text:style-name="a8bf905">9.</text:span><text:s/><text:tab/>Unterschrift des Betreibers / der Betreiberin</text:p>
          </table:table-cell>
        </table:table-row>
        <table:table-row table:style-name="ab9a552">
          <table:table-cell table:number-columns-spanned="6" table:style-name="a754178">
            <text:p text:style-name="a2f306c"><text:span text:style-name="a7abf0a"><text:s/><text:s text:c="3"/></text:span><text:s/></text:p>
          </table:table-cell>
          <table:table-cell table:number-columns-spanned="6" table:style-name="ac54828">
            <text:p text:style-name="adf4e1a"><text:span text:style-name="a54f429"><text:s/><text:s text:c="3"/></text:span><text:s/></text:p>
          </table:table-cell>
        </table:table-row>
        <table:table-row table:style-name="a59fcdb">
          <table:table-cell table:number-columns-spanned="6" table:style-name="a5056e9">
            <text:p text:style-name="a89aaf1">Unterschrift</text:p>
          </table:table-cell>
          <table:table-cell table:number-columns-spanned="6" table:style-name="adad4f9">
            <text:p text:style-name="Standard">Ort, Datum</text:p>
          </table:table-cell>
        </table:table-row>
      </table:table>
      <text:p text:style-name="a20d41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inz1" style:parent-style-name="Standard">
      <style:paragraph-properties fo:margin-left="15.01mm" fo:margin-right="0.0mm" fo:text-indent="-2.5mm">
        <style:tab-stops>
          <style:tab-stop style:position="1.501cm"/>
        </style:tab-stops>
      </style:paragraph-properties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WenQuanYi Zen Hei" style:font-name-complex="FreeSans" style:font-size-asian="14.0pt"/>
    </style:style>
    <style:style style:display-name="Table Contents" style:family="paragraph" style:name="Table_20_Contents" style:parent-style-name="Standard"/>
    <style:style style:family="paragraph" style:name="Footnote" style:parent-style-name="Standard">
      <style:paragraph-properties fo:margin-left="4.99mm" fo:margin-right="0.0mm" fo:text-indent="-4.99mm"/>
      <style:text-properties fo:font-size="8.0pt" style:font-size-asian="8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lz" style:parent-style-name="Standard">
      <style:text-properties fo:font-size="12.0pt" style:font-name="Courier New" style:font-name-complex="Courier New" style:font-size-asian="12.0pt"/>
    </style:style>
    <style:style style:default-outline-level="1" style:display-name="Heading 1" style:family="paragraph" style:name="Heading_20_1" style:next-style-name="Standard" style:parent-style-name="Standard">
      <style:paragraph-properties fo:margin-bottom="4.23mm" fo:margin-left="4.0mm" fo:margin-right="0.0mm" fo:margin-top="0.0mm" fo:text-indent="0.0mm"/>
      <style:text-properties fo:font-size="12.0pt" fo:font-weight="bold" style:font-size-asian="12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etikett1" style:parent-style-name="default_paragraph_style">
      <style:paragraph-properties fo:margin-bottom="0.0mm" fo:margin-left="1.59mm" fo:margin-right="1.59mm" fo:margin-top="1.96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tikett" style:parent-style-name="default_paragraph_style">
      <style:paragraph-properties fo:margin-left="1.59mm" fo:margin-right="1.59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display-name="Contents 1" style:family="paragraph" style:name="Contents_20_1" style:next-style-name="Standard" style:parent-style-name="Standard">
      <style:paragraph-properties>
        <style:tab-stops>
          <style:tab-stop style:position="16.002cm" style:type="right"/>
        </style:tab-stops>
      </style:paragraph-properties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Unterpunkt" style:parent-style-name="default_paragraph_style">
      <style:paragraph-properties fo:line-height="4.94mm" fo:margin-bottom="0.0mm" fo:margin-left="4.99mm" fo:margin-right="0.0mm" fo:margin-top="2.47mm" fo:text-indent="-4.99mm">
        <style:tab-stops>
          <style:tab-stop style:position="0.501cm"/>
        </style:tab-stops>
      </style:paragraph-properties>
      <style:text-properties fo:country="DE" fo:font-size="12.0pt" fo:font-weight="bold" fo:language="de" style:font-name="CG Times (W1)" style:font-name-asian="Times New Roman" style:font-name-complex="CG Times (W1)" style:font-size-asian="12.0pt" style:font-weight-asian="bold" style:use-window-font-color="true"/>
    </style:style>
    <style:style style:family="paragraph" style:name="Makrotext" style:parent-style-name="default_paragraph_style">
      <style:paragraph-properties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1" style:parent-style-name="default_character_style">
      <style:text-properties style:font-name="Courier New" style:font-name-complex="Courier New"/>
    </style:style>
    <style:style style:family="text" style:name="WW8Num8z0" style:parent-style-name="default_character_style">
      <style:text-properties style:font-name="Symbol" style:font-name-complex="Symbol"/>
    </style:style>
    <style:style style:family="text" style:name="WW8Num7z2" style:parent-style-name="default_character_style">
      <style:text-properties style:font-name="Wingdings" style:font-name-complex="Wingdings"/>
    </style:style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9z0" style:parent-style-name="default_character_style">
      <style:text-properties style:font-name="Symbol" style:font-name-complex="Symbol"/>
    </style:style>
    <style:style style:family="text" style:name="Absatz-Standardschriftart" style:parent-style-name="default_character_style"/>
    <style:style style:display-name="Footnote Symbol" style:family="text" style:name="Footnote_20_Symbol" style:parent-style-name="Absatz-Standardschriftart">
      <style:text-properties fo:font-size="10.0pt" style:font-name="Arial" style:font-name-complex="Arial" style:font-size-asian="10.0pt" style:text-position="super"/>
    </style:style>
    <style:style style:family="text" style:name="WW8Num1zfalse" style:parent-style-name="default_character_style"/>
    <style:style style:display-name="Page Number" style:family="text" style:name="Page_20_Number" style:parent-style-name="Absatz-Standardschriftart"/>
    <style:style style:family="text" style:name="FeldK" style:parent-style-name="default_character_style">
      <style:text-properties fo:font-size="10.0pt" fo:font-weight="bold" style:font-name="Courier New" style:font-name-complex="Courier New" style:font-size-asian="10.0pt" style:font-weight-asian="bold"/>
    </style:style>
    <style:style style:family="text" style:name="FeldZ" style:parent-style-name="default_character_style">
      <style:text-properties fo:country="US" fo:font-size="10.0pt" fo:font-weight="bold" fo:language="en" style:font-name="Courier New" style:font-name-complex="Courier New" style:font-size-asian="10.0pt" style:font-weight-asian="bold" style:text-underline-style="none"/>
    </style:style>
    <style:style style:family="text" style:name="WW8Num14z2" style:parent-style-name="default_character_style">
      <style:text-properties style:font-name="Wingdings" style:font-name-complex="Wingdings"/>
    </style:style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4z1" style:parent-style-name="default_character_style">
      <style:text-properties style:font-name="Courier New" style:font-name-complex="Courier New"/>
    </style:style>
    <style:style style:family="text" style:name="WW8Num2z0" style:parent-style-name="default_character_style">
      <style:text-properties style:font-name="Symbol" style:font-name-complex="Symbo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1z1" style:parent-style-name="default_character_style">
      <style:text-properties style:font-name="Courier New" style:font-name-complex="Courier New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2z1" style:parent-style-name="default_character_style">
      <style:text-properties style:font-name="Courier New" style:font-name-complex="Courier New"/>
    </style:style>
    <style:style style:family="text" style:name="WW8Num3z0" style:parent-style-name="default_character_style">
      <style:text-properties style:font-name="Symbol" style:font-name-complex="Symbol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11z0" style:parent-style-name="default_character_style">
      <style:text-properties style:font-name="Symbol" style:font-name-complex="Symbol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8Num1ztrue" style:parent-style-name="default_character_style"/>
    <style:style style:family="text" style:name="WW8Num11z2" style:parent-style-name="default_character_style">
      <style:text-properties style:font-name="Wingdings" style:font-name-complex="Wingdings"/>
    </style:style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6z0" style:parent-style-name="default_character_style">
      <style:text-properties style:font-name="Symbol" style:font-name-complex="Symbol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7z0" style:parent-style-name="default_character_style">
      <style:text-properties style:font-name="Symbol" style:font-name-complex="Symbol"/>
    </style:style>
    <style:style style:family="text" style:name="WW8Num2z2" style:parent-style-name="default_character_style">
      <style:text-properties style:font-name="Wingdings" style:font-name-complex="Wingdings"/>
    </style:style>
    <style:style style:family="text" style:name="WW8Num3z1" style:parent-style-name="default_character_style">
      <style:text-properties style:font-name="Courier New" style:font-name-complex="Courier New"/>
    </style:style>
    <style:style style:family="text" style:name="WW8Num4z0" style:parent-style-name="default_character_style">
      <style:text-properties fo:font-weight="bold" style:font-weight-asian="bold"/>
    </style:style>
    <style:style style:family="text" style:name="WW8Num4ztrue" style:parent-style-name="default_character_style"/>
    <style:style style:family="text" style:name="WW8Num10z0" style:parent-style-name="default_character_style">
      <style:text-properties style:font-name="Symbol" style:font-name-complex="Symbol"/>
    </style:style>
    <style:style style:family="text" style:name="WW8Num3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6e7a67" style:parent-style-name="Header">
      <style:paragraph-properties fo:text-align="right"/>
    </style:style>
    <style:style style:family="paragraph" style:name="af77ffe" style:parent-style-name="Header">
      <style:paragraph-properties fo:text-align="right"/>
    </style:style>
  </office:automatic-styles>
  <office:master-styles>
    <style:master-page style:name="Standard">
      <style:header>
        <text:p text:style-name="af77ffe">Stand: August 2013</text:p>
        <text:p text:style-name="Header"/>
      </style:header>
    </style:master-page>
    <style:master-page style:name="First_20_Page">
      <style:header>
        <text:p text:style-name="a6e7a67">Stand: August 201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2</dc:date>
    <meta:editing-cycles>2</meta:editing-cycles>
    <meta:editing-duration>PT0.231S</meta:editing-duration>
  </office:meta>
</office:document-meta>
</file>